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size="11pt" style:font-size-asian="9.60000038146973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</text:p>
      <text:p text:style-name="P1">BEM</text:p>
      <text:p text:style-name="P1"/>
      <text:p text:style-name="P1">block element modifier</text:p>
      <text:p text:style-name="P1"/>
      <text:p text:style-name="P1">bloco</text:p>
      <text:p text:style-name="P1">&gt;&gt; header, container, menu, checkbox, input</text:p>
      <text:p text:style-name="P1"/>
      <text:p text:style-name="P1">elemento</text:p>
      <text:p text:style-name="P1">&gt;&gt; menu item, list item, checkbox caption, header title</text:p>
      <text:p text:style-name="P1"/>
      <text:p text:style-name="P1">modificador</text:p>
      <text:p text:style-name="P1">&gt;&gt; disabled, highlighted, checked, fixed, size big, color yellow</text:p>
      <text:p text:style-name="P1"/>
      <text:p text:style-name="P1">//</text:p>
      <text:p text:style-name="P1">exemplo</text:p>
      <text:p text:style-name="P1"/>
      <text:p text:style-name="P1">bloco</text:p>
      <text:p text:style-name="P1">.button</text:p>
      <text:p text:style-name="P1"/>
      <text:p text:style-name="P1">bloco com modificador de cores</text:p>
      <text:p text:style-name="P1">.button button--primary </text:p>
      <text:p text:style-name="P1">.button button--success</text:p>
      <text:p text:style-name="P1">.button--warning</text:p>
      <text:p text:style-name="P1">.button--danger</text:p>
      <text:p text:style-name="P1"/>
      <text:p text:style-name="P1">bloco com modificador de tamanho</text:p>
      <text:p text:style-name="P1">.button</text:p>
      <text:p text:style-name="P1">.button button--big</text:p>
      <text:p text:style-name="P1"/>
      <text:p text:style-name="P1">//</text:p>
      <text:p text:style-name="P1">.form-group</text:p>
      <text:p text:style-name="P1">.form-group__label ('__'elemento)</text:p>
      <text:p text:style-name="P1">.form-group__input</text:p>
      <text:p text:style-name="P1">.form-group__label--error</text:p>
      <text:p text:style-name="P1">.form-group__input--error</text:p>
      <text:p text:style-name="P1">.form-group__label--success</text:p>
      <text:p text:style-name="P1">.form-group__input--success</text:p>
      <text:p text:style-name="P1"/>
      <text:p text:style-name="P1">&lt;ul class="c-list"&gt;</text:p>
      <text:p text:style-name="P1"><text:s/>&lt;li class="c-list__item"&gt;</text:p>
      <text:p text:style-name="P1"><text:s text:c="2"/>&lt;a href="#" class="c-list__link c-list__link--disabled"&gt;Item&lt;/a&gt;</text:p>
      <text:p text:style-name="P1"><text:s/>&lt;/li&gt; </text:p>
      <text:p text:style-name="P1">&lt;/ul&gt;</text:p>
      <text:p text:style-name="P1"/>
      <text:p text:style-name="P1">//</text:p>
      <text:p text:style-name="P1">NOMECLATURA CSS</text:p>
      <text:p text:style-name="P1"/>
      <text:p text:style-name="P1">componente: c-</text:p>
      <text:p text:style-name="P1"/>
      <text:p text:style-name="P1">.c-menu {}</text:p>
      <text:p text:style-name="P1">.c-menu__item {}</text:p>
      <text:p text:style-name="P1">.c-menu__link {}</text:p>
      <text:p text:style-name="P1"/>
      <text:p text:style-name="P1">.c-card {}</text:p>
      <text:p text:style-name="P1">.c-card__title {}</text:p>
      <text:p text:style-name="P1">.c-card__description {}</text:p>
      <text:p text:style-name="P1">.c-card__cta {} call action</text:p>
      <text:p text:style-name="P1"/>
      <text:p text:style-name="P1">.c-modal {}</text:p>
      <text:p text:style-name="P1">.c-modal__content {}</text:p>
      <text:p text:style-name="P1">.c-modal__button {}</text:p>
      <text:p text:style-name="P1"/>
      <text:p text:style-name="P1">utilitario: u- nunca alterado ou modificado, fara apenas uma ação </text:p>
      <text:p text:style-name="P1"/>
      <text:p text:style-name="P1">.u-bold</text:p>
      <text:p text:style-name="P1">.u-text-align-left</text:p>
      <text:p text:style-name="P1">.u-total-centered</text:p>
      <text:p text:style-name="P1"/>
      <text:p text:style-name="P1">escopo(scope): s- local onde e inserido ex.JS &lt;div&gt;conteúdo sera posto via js&lt;/div&gt;</text:p>
      <text:p text:style-name="P1"/>
      <text:p text:style-name="P1">.s-main-menu</text:p>
      <text:p text:style-name="P1">.s-main-menu .menu-item</text:p>
      <text:p text:style-name="P1">.s-main-menu a</text:p>
      <text:p text:style-name="P1"/>
      <text:p text:style-name="P1">OBS: possivel usar !important no utilitario ou no escopo 'TENTE EVITAR'</text:p>
      <text:p text:style-name="P1"/>
      <text:p text:style-name="P1">estado/condição: is-/has- (ex: colocar em escopo sinalizando o que tem no escopo)</text:p>
      <text:p text:style-name="P1"/>
      <text:p text:style-name="P1">is-open</text:p>
      <text:p text:style-name="P1">has-submenus</text:p>
      <text:p text:style-name="P1">.c-main-menu .has-submenus</text:p>
      <text:p text:style-name="P1">.c-main-menu .is-open .has-submenus</text:p>
      <text:p text:style-name="P1">class="c-main-menu has-submenus is-open"</text:p>
      <text:p text:style-name="P1"/>
      <text:p text:style-name="P1">javascript: js-</text:p>
      <text:p text:style-name="P1"/>
      <text:p text:style-name="P1">.c-main-menu / .js-main-menu "ex: js- indica que e uma classe para por main.js"</text:p>
      <text:p text:style-name="P1"/>
      <text:p text:style-name="P1">debugando css</text:p>
      <text:p text:style-name="P1"/>
      <text:p text:style-name="P1">[class^="u-"],</text:p>
      <text:p text:style-name="P1">[class*=" u-"] {</text:p>
      <text:p text:style-name="P1"><text:s text:c="3"/>outilene: 5px solid red;</text:p>
      <text:p text:style-name="P1">}</text:p>
      <text:p text:style-name="P1"/>
      <text:p text:style-name="P1">ORGANIZAÇÃO DA PASTA CSS</text:p>
      <text:p text:style-name="P1"/>
      <text:p text:style-name="P1">pasta</text:p>
      <text:p text:style-name="P1">css -- </text:p>
      <text:p text:style-name="P1">reset.css --&gt; reseta as configurações padrões '*'</text:p>
      <text:p text:style-name="P1">global.css --&gt; estilos usados por todas as paginas</text:p>
      <text:p text:style-name="P1"><text:s text:c="15"/>@import / root: <text:s text:c="6"/></text:p>
      <text:p text:style-name="P1">index-styles.css --&gt; import dos arquivos .css</text:p>
      <text:p text:style-name="P1"><text:s text:c="21"/>@import('') </text:p>
      <text:p text:style-name="P1"/>
      <text:p text:style-name="P1">css -- components --</text:p>
      <text:p text:style-name="P1">menu.css --&gt; navegação(menu)podendo ser transportado para qualquer site</text:p>
      <text:p text:style-name="P1">button.css --&gt; tipo ou tipos de botõ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9-14T22:33:19.524728246</dc:date>
    <meta:editing-duration>PT13M3S</meta:editing-duration>
    <meta:editing-cycles>10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80" meta:word-count="256" meta:character-count="1947" meta:non-whitespace-character-count="1731"/>
  </office:meta>
</office:document-meta>
</file>